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automatic-styles>
    <style:style style:name="P1" style:family="paragraph" style:parent-style-name="Standard">
      <style:text-properties fo:font-variant="normal" fo:text-transform="none" fo:color="#c9211e" loext:opacity="100%" style:font-name="system-ui" fo:font-size="9.75pt" fo:letter-spacing="normal" fo:font-style="normal" fo:font-weight="normal" officeooo:rsid="0017046f" officeooo:paragraph-rsid="0017046f" fo:background-color="#ffffff"/>
    </style:style>
    <style:style style:name="P2" style:family="paragraph" style:parent-style-name="Standard">
      <style:text-properties fo:font-variant="normal" fo:text-transform="none" fo:color="#3b3b3b" loext:opacity="100%" style:font-name="system-ui" fo:font-size="9.75pt" fo:letter-spacing="normal" fo:font-style="normal" fo:font-weight="normal" officeooo:rsid="0017046f" officeooo:paragraph-rsid="0017046f" fo:background-color="#ffffff"/>
    </style:style>
    <style:style style:name="P3" style:family="paragraph" style:parent-style-name="Standard">
      <style:text-properties fo:color="#af00db" loext:opacity="100%" style:font-name="Droid Sans Mono" fo:font-size="9pt" fo:font-weight="normal" officeooo:rsid="0017046f" officeooo:paragraph-rsid="0017046f" fo:background-color="#ffffff"/>
    </style:style>
    <style:style style:name="P4" style:family="paragraph" style:parent-style-name="Standard">
      <style:text-properties fo:color="#3b3b3b" loext:opacity="100%" style:font-name="Droid Sans Mono" fo:font-size="9pt" fo:font-weight="normal" officeooo:rsid="0017046f" officeooo:paragraph-rsid="0017046f" fo:background-color="#ffffff"/>
    </style:style>
    <style:style style:name="P5" style:family="paragraph" style:parent-style-name="Standard">
      <style:text-properties officeooo:rsid="0017046f" officeooo:paragraph-rsid="0017046f"/>
    </style:style>
    <style:style style:name="T1" style:family="text">
      <style:text-properties officeooo:rsid="001f3497"/>
    </style:style>
    <style:style style:name="T2" style:family="text">
      <style:text-properties officeooo:rsid="001be3ff"/>
    </style:style>
    <style:style style:name="T3" style:family="text">
      <style:text-properties fo:color="#af00db" loext:opacity="100%"/>
    </style:style>
    <style:style style:name="T4" style:family="text">
      <style:text-properties fo:color="#a31515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owner/shifts/420?shift_type=schedule <text:span text:style-name="T1">почему список причин в модальном окне отмены смены из хардкорда, а не из таблицы БД? Наверняка такая же ситуация у управляющего.</text:span></text:p>
      <text:p text:style-name="P2"/>
      <text:p text:style-name="P2">/manager/objects/8/edit</text:p>
      <text:p text:style-name="P2"/>
      <text:p text:style-name="P2">очистку старых начислений перед созданием новых - только для теста я просил, перед деплоеем нужно вернуть все обратно - нельзя стирать начисления!</text:p>
      <text:p text:style-name="P3"/>
      <text:p text:style-name="P3"/>
      <text:p text:style-name="P3"/>
      <text:p text:style-name="P3"><text:span text:style-name="T2">На странице </text:span>/admin/tariffs/1/edit <text:span text:style-name="T2">нужно дать возможность добавить новые допфункции в тарифные планы. Учесть, что эти допфункции отображаются на лендинге </text:span><text:a xlink:type="simple" xlink:href="http://localhost:8001/" text:style-name="Internet_20_link" text:visited-style-name="Visited_20_Internet_20_Link"><text:span text:style-name="T2">http://localhost:8001/</text:span></text:a><text:span text:style-name="T2"> и в тарифах /owner/tariff/change и </text:span></text:p>
      <text:p text:style-name="P3"/>
      <text:p text:style-name="P3"/>
      <text:p text:style-name="P4"><text:span text:style-name="T3">await</text:span> cache.clear_pattern(<text:span text:style-name="T4">"calendar_shifts:*"</text:span>)</text:p>
      <text:p text:style-name="P5"/>
      <text:p text:style-name="P5"/>
      <text:p text:style-name="P5">С задачей только от объекта:</text:p>
      <text:p text:style-name="P5"/>
      <text:p text:style-name="P5">Последовательность нажатий: Открыть объект — У вас есть запланированая смена — Открыть смену — start — Закрыть объект — Выполнить задачу — Отправить местоположение — эта последовательность Работает без ошибок.</text:p>
      <text:p text:style-name="P5"/>
      <text:p text:style-name="P5">Последовательность нажатий: Открыть объект — У вас есть запланированая смена — Открыть смену — start — Мои задачи — Закрыть задачу — start — Закрыть смену — Продолжить закрытие смены (с выполненой задачей) — <text:s/>Отправить местоположение — эта последовательность приводит к «Непредвиденная ситуация». Если повторно отправить местоположение, получаю сообщение «Сначала выберите действие (открыть или закрыть смену)» - start - <text:s/>Закрыть смену — Продолжить закрытие смены (с выполненой задачей) — <text:s/>Отправить местоположение — только на второй раз срабатывает закрытие смены.</text:p>
      <text:p text:style-name="P5"/>
      <text:p text:style-name="P5">Вывод: смена закрывается с первого раза, если не выполнять Задачи в меню Мои задачи.</text:p>
      <text:p text:style-name="P5"/>
      <text:p text:style-name="P5">В интерфейсе хватает:</text:p>
      <text:p text:style-name="P5">1. В сообщении «Смена успешно открыта» списка задач с указанием стоимости и кнопки «Главное меню»</text:p>
      <text:p text:style-name="P5">2. В сообщении «Смена и объект закрыты!» кнопки главного меню.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5T12:29:29.378297477</meta:creation-date>
    <meta:editing-duration>PT18H34M11S</meta:editing-duration>
    <meta:editing-cycles>2</meta:editing-cycles>
    <meta:generator>LibreOffice/25.2.6.2$Linux_X86_64 LibreOffice_project/520$Build-2</meta:generator>
    <dc:date>2025-10-25T12:29:36.858642157</dc:date>
    <meta:document-statistic meta:table-count="0" meta:image-count="0" meta:object-count="0" meta:page-count="1" meta:paragraph-count="12" meta:word-count="208" meta:character-count="1658" meta:non-whitespace-character-count="1438"/>
  </office:meta>
</office:document-meta>
</file>